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9.022cm" table:align="left"/>
    </style:style>
    <style:style style:name="Таблица1.A" style:family="table-column">
      <style:table-column-properties style:column-width="9.022cm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>
      <style:paragraph-properties fo:text-align="cente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Объект1" text:anchor-type="paragraph" svg:x="11.476cm" svg:y="0.649cm" svg:width="4.503cm" svg:height="2.701cm" draw:z-index="0"><draw:object xlink:href="./Object 1" xlink:type="simple" xlink:show="embed" xlink:actuate="onLoad"/><draw:image xlink:href="./ObjectReplacements/Object 1" xlink:type="simple" xlink:show="embed" xlink:actuate="onLoad"/></draw:frame>Диаграмма классов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>Controlls</text:p>
          </table:table-cell>
        </table:table-row>
        <table:table-row>
          <table:table-cell table:style-name="Таблица1.A2" office:value-type="string">
            <text:p text:style-name="Table_20_Contents">NwcHuman hmn</text:p>
            <text:p text:style-name="Table_20_Contents"><draw:line text:anchor-type="paragraph" draw:z-index="1" draw:style-name="gr1" draw:text-style-name="P3" svg:x1="11.379cm" svg:y1="0.27cm" svg:x2="8.918cm" svg:y2="3.868cm"><text:p/></draw:line>char* pDoors</text:p>
            <text:p text:style-name="Table_20_Contents">char** pMap</text:p>
            <text:p text:style-name="Table_20_Contents">int countDrs</text:p>
            <text:p text:style-name="Table_20_Contents">int countMp1</text:p>
            <text:p text:style-name="Table_20_Contents">int countMp2</text:p>
          </table:table-cell>
        </table:table-row>
        <table:table-row>
          <table:table-cell table:style-name="Таблица1.A2" office:value-type="string">
            <text:p text:style-name="Table_20_Contents">int getDoors(char* drs, int countDrs)</text:p>
            <text:p text:style-name="Table_20_Contents">int getMap(char* mp, int countMp1, int countMp2)</text:p>
            <text:p text:style-name="Table_20_Contents">void* lookAround()</text:p>
            <text:p text:style-name="Table_20_Contents">int start()</text:p>
            <text:p text:style-name="Table_20_Contents">int clear() 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wcfang </meta:initial-creator>
    <meta:creation-date>2011-12-05T19:49:50</meta:creation-date>
    <dc:date>2011-12-05T20:14:03</dc:date>
    <dc:creator>nwcfang </dc:creator>
    <meta:editing-duration>PT24M13S</meta:editing-duration>
    <meta:editing-cycles>5</meta:editing-cycles>
    <meta:generator>LibreOffice/3.4$Unix LibreOffice_project/340m1$Build-402</meta:generator>
    <meta:document-statistic meta:table-count="1" meta:image-count="0" meta:object-count="1" meta:page-count="1" meta:paragraph-count="13" meta:word-count="33" meta:character-count="223" meta:non-whitespace-character-count="2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26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26pt solid #000000" fo:border-right="0.26pt solid #000000" fo:border-top="none"/>
      <style:paragraph-properties fo:text-align="start" fo:margin-left="0cm"/>
    </style:style>
    <style:style style:name="ce4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/>
      <style:paragraph-properties fo:text-align="start" fo:margin-left="0cm"/>
    </style:style>
    <style:style style:name="ce5" style:family="table-cell" style:parent-style-name="Default">
      <style:table-cell-properties fo:border-bottom="none" fo:border-left="0.26pt solid #000000" fo:border-right="0.26pt solid #000000" fo:border-top="0.26pt solid #000000"/>
    </style:style>
    <style:style style:name="ce6" style:family="table-cell" style:parent-style-name="Default">
      <style:table-cell-properties fo:border-bottom="0.26pt solid #000000" fo:border-left="0.26pt solid #000000" fo:border-right="0.26pt solid #000000" fo:border-top="none"/>
    </style:style>
  </office:automatic-styles>
  <office:body>
    <office:spreadsheet>
      <table:table table:name="Лист1" table:style-name="ta1">
        <table:table-column table:style-name="co1" table:default-cell-style-name="ce1"/>
        <table:table-row table:style-name="ro1">
          <table:table-cell office:value-type="string">
            <text:p>NwcHuman</text:p>
          </table:table-cell>
        </table:table-row>
        <table:table-row table:style-name="ro1">
          <table:table-cell table:style-name="ce2" office:value-type="string">
            <text:p>int x</text:p>
          </table:table-cell>
        </table:table-row>
        <table:table-row table:style-name="ro1">
          <table:table-cell table:style-name="ce3" office:value-type="string">
            <text:p>int y</text:p>
          </table:table-cell>
        </table:table-row>
        <table:table-row table:style-name="ro1">
          <table:table-cell table:style-name="ce4" office:value-type="string">
            <text:p>char** visArea</text:p>
          </table:table-cell>
        </table:table-row>
        <table:table-row table:style-name="ro1">
          <table:table-cell table:style-name="ce5" office:value-type="string">
            <text:p>int init(int vision)</text:p>
          </table:table-cell>
        </table:table-row>
        <table:table-row table:style-name="ro1">
          <table:table-cell table:style-name="ce6" office:value-type="string">
            <text:p>int clear( int vision)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05.12.2011</text:date>, <text:time>20:14:0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